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b188a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b188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b188a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b188a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1b188a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b188a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b188a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b188a" style:font-size-asian="20.5pt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194f16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5"><text:span text:style-name="T1">Лабораторная работа №</text:span><text:span text:style-name="T2">5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4"/>
      <text:p text:style-name="P14"/>
      <text:p text:style-name="P14"/>
      <text:p text:style-name="P14"/>
      <text:p text:style-name="P10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8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11"><text:soft-page-break/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1T21:43:48.600000000</dc:date>
    <meta:editing-duration>PT25S</meta:editing-duration>
    <meta:editing-cycles>1</meta:editing-cycles>
    <meta:document-statistic meta:table-count="0" meta:image-count="0" meta:object-count="0" meta:page-count="2" meta:paragraph-count="10" meta:word-count="55" meta:character-count="528" meta:non-whitespace-character-count="451"/>
  </office:meta>
</office:document-meta>
</file>